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>
      <style:map style:condition="cell-content()=1" style:apply-style-name="Untitled1" style:base-cell-address="ss2q.R9"/>
      <style:map style:condition="cell-content()=0" style:apply-style-name="Untitled2" style:base-cell-address="ss2q.R9"/>
    </style:style>
    <style:style style:name="ce4" style:family="table-cell" style:parent-style-name="Default" style:data-style-name="N99">
      <style:map style:condition="cell-content()=1" style:apply-style-name="Untitled1" style:base-cell-address="2s1q.P9"/>
      <style:map style:condition="cell-content()=0" style:apply-style-name="Untitled2" style:base-cell-address="2s1q.P9"/>
    </style:style>
    <style:style style:name="ce5" style:family="table-cell" style:parent-style-name="Default" style:data-style-name="N99">
      <style:map style:condition="cell-content()=1" style:apply-style-name="Untitled1" style:base-cell-address="sssq_jsckson.P9"/>
      <style:map style:condition="cell-content()=0" style:apply-style-name="Untitled2" style:base-cell-address="sssq_jsckson.P9"/>
    </style:style>
  </office:automatic-styles>
  <office:body>
    <office:spreadsheet>
      <table:calculation-settings table:automatic-find-labels="false" table:use-regular-expressions="false" table:use-wildcards="true"/>
      <table:table table:name="ss2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6"/>
          <table:table-cell office:value-type="string" calcext:value-type="string">
            <text:p>Service times tolerance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3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3"/>
          <table:table-cell table:number-columns-repeated="3"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 office:value-type="string" calcext:value-type="string">
            <text:p>Empirical</text:p>
          </table:table-cell>
          <table:table-cell/>
          <table:table-cell table:number-columns-repeated="3" table:style-name="Default" office:value-type="string" calcext:value-type="string">
            <text:p>Check</text:p>
          </table:table-cell>
          <table:table-cell/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/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Ev lambdas normal</text:p>
          </table:table-cell>
          <table:table-cell office:value-type="string" calcext:value-type="string">
            <text:p>Ev lambdas vip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normal</text:p>
          </table:table-cell>
          <table:table-cell office:value-type="string" calcext:value-type="string">
            <text:p>rho_vip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Vip percents</text:p>
          </table:table-cell>
          <table:table-cell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/>
          <table:table-cell table:style-name="Default" office:value-type="string" calcext:value-type="string">
            <text:p>Rho reconstruction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84085" calcext:value-type="float">
            <text:p>4.984085</text:p>
          </table:table-cell>
          <table:table-cell office:value-type="float" office:value="0.084523" calcext:value-type="float">
            <text:p>0.084523</text:p>
          </table:table-cell>
          <table:table-cell office:value-type="float" office:value="0.070797" calcext:value-type="float">
            <text:p>0.070797</text:p>
          </table:table-cell>
          <table:table-cell office:value-type="float" office:value="0.013729" calcext:value-type="float">
            <text:p>0.013729</text:p>
          </table:table-cell>
          <table:table-cell table:formula="of:=[.F9]*[.E9]" office:value-type="float" office:value="0.421269816455" calcext:value-type="float">
            <text:p>0.421269816455</text:p>
          </table:table-cell>
          <table:table-cell table:formula="of:=[.G9]*[.E9]" office:value-type="float" office:value="0.352858265745" calcext:value-type="float">
            <text:p>0.352858265745</text:p>
          </table:table-cell>
          <table:table-cell table:formula="of:=[.H9]*[.E9]" office:value-type="float" office:value="0.068426502965" calcext:value-type="float">
            <text:p>0.068426502965</text:p>
          </table:table-cell>
          <table:table-cell table:formula="of:=[.I9] * [.E9] / (1- [.K9])" office:value-type="float" office:value="2.25386894306122" calcext:value-type="float">
            <text:p>2.25386894306122</text:p>
          </table:table-cell>
          <table:table-cell office:value-type="float" office:value="2.173969" calcext:value-type="float">
            <text:p>2.173969</text:p>
          </table:table-cell>
          <table:table-cell table:formula="of:=[.I9] * [.E9] / ((1- [.K9])*(1- [.I9]))" office:value-type="float" office:value="3.89450733199224" calcext:value-type="float">
            <text:p>3.89450733199224</text:p>
          </table:table-cell>
          <table:table-cell office:value-type="float" office:value="3.749133" calcext:value-type="float">
            <text:p>3.749133</text:p>
          </table:table-cell>
          <table:table-cell office:value-type="float" office:value="0.162398" calcext:value-type="float">
            <text:p>0.162398</text:p>
          </table:table-cell>
          <table:table-cell/>
          <table:table-cell table:formula="of:=IF(ABS([.D9]-[.E9])&lt;[.$N$3];1;0)" office:value-type="boolean" office:boolean-value="true" calcext:value-type="boolean">
            <text:p>TRUE</text:p>
          </table:table-cell>
          <table:table-cell table:formula="of:=IF(ABS([.L9]-[.M9])&lt;[.$N$3];1;0)" office:value-type="boolean" office:boolean-value="true" calcext:value-type="boolean">
            <text:p>TRUE</text:p>
          </table:table-cell>
          <table:table-cell table:formula="of:=IF(ABS([.N9]-[.O9])&lt;[.$N$3];1;0)" office:value-type="boolean" office:boolean-value="true" calcext:value-type="boolean">
            <text:p>TRUE</text:p>
          </table:table-cell>
          <table:table-cell/>
          <table:table-cell table:formula="of:=IF(ABS([.P9] * [.K9] + (1- [.P9])*[.J9] - [.I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496" calcext:value-type="float">
            <text:p>2.000496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070601" calcext:value-type="float">
            <text:p>0.070601</text:p>
          </table:table-cell>
          <table:table-cell office:value-type="float" office:value="0.013524" calcext:value-type="float">
            <text:p>0.013524</text:p>
          </table:table-cell>
          <table:table-cell table:formula="of:=[.F10]*[.E10]" office:value-type="float" office:value="0.168285724512" calcext:value-type="float">
            <text:p>0.168285724512</text:p>
          </table:table-cell>
          <table:table-cell table:formula="of:=[.G10]*[.E10]" office:value-type="float" office:value="0.141237018096" calcext:value-type="float">
            <text:p>0.141237018096</text:p>
          </table:table-cell>
          <table:table-cell table:formula="of:=[.H10]*[.E10]" office:value-type="float" office:value="0.027054707904" calcext:value-type="float">
            <text:p>0.027054707904</text:p>
          </table:table-cell>
          <table:table-cell table:formula="of:=[.I10] * [.E10] / (1- [.K10])" office:value-type="float" office:value="0.346016288354824" calcext:value-type="float">
            <text:p>0.346016288354824</text:p>
          </table:table-cell>
          <table:table-cell office:value-type="float" office:value="0.323445" calcext:value-type="float">
            <text:p>0.323445</text:p>
          </table:table-cell>
          <table:table-cell table:formula="of:=[.I10] * [.E10] / ((1- [.K10])*(1- [.I10]))" office:value-type="float" office:value="0.416027833779578" calcext:value-type="float">
            <text:p>0.416027833779578</text:p>
          </table:table-cell>
          <table:table-cell office:value-type="float" office:value="0.416396" calcext:value-type="float">
            <text:p>0.416396</text:p>
          </table:table-cell>
          <table:table-cell office:value-type="float" office:value="0.160727" calcext:value-type="float">
            <text:p>0.160727</text:p>
          </table:table-cell>
          <table:table-cell/>
          <table:table-cell table:formula="of:=IF(ABS([.D10]-[.E10])&lt;[.$N$3];1;0)" office:value-type="boolean" office:boolean-value="true" calcext:value-type="boolean">
            <text:p>TRUE</text:p>
          </table:table-cell>
          <table:table-cell table:formula="of:=IF(ABS([.L10]-[.M10])&lt;[.$N$3];1;0)" office:value-type="boolean" office:boolean-value="true" calcext:value-type="boolean">
            <text:p>TRUE</text:p>
          </table:table-cell>
          <table:table-cell table:formula="of:=IF(ABS([.N10]-[.O10])&lt;[.$N$3];1;0)" office:value-type="boolean" office:boolean-value="true" calcext:value-type="boolean">
            <text:p>TRUE</text:p>
          </table:table-cell>
          <table:table-cell/>
          <table:table-cell table:formula="of:=IF(ABS([.P10] * [.K10] + (1- [.P10])*[.J10] - [.I1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01959" calcext:value-type="float">
            <text:p>10.01959</text:p>
          </table:table-cell>
          <table:table-cell office:value-type="float" office:value="0.084081" calcext:value-type="float">
            <text:p>0.084081</text:p>
          </table:table-cell>
          <table:table-cell office:value-type="float" office:value="0.070417" calcext:value-type="float">
            <text:p>0.070417</text:p>
          </table:table-cell>
          <table:table-cell office:value-type="float" office:value="0.013667" calcext:value-type="float">
            <text:p>0.013667</text:p>
          </table:table-cell>
          <table:table-cell table:formula="of:=[.F11]*[.E11]" office:value-type="float" office:value="0.84245714679" calcext:value-type="float">
            <text:p>0.84245714679</text:p>
          </table:table-cell>
          <table:table-cell table:formula="of:=[.G11]*[.E11]" office:value-type="float" office:value="0.70554946903" calcext:value-type="float">
            <text:p>0.70554946903</text:p>
          </table:table-cell>
          <table:table-cell table:formula="of:=[.H11]*[.E11]" office:value-type="float" office:value="0.13693773653" calcext:value-type="float">
            <text:p>0.13693773653</text:p>
          </table:table-cell>
          <table:table-cell table:formula="of:=[.I11] * [.E11] / (1- [.K11])" office:value-type="float" office:value="9.78037803375588" calcext:value-type="float">
            <text:p>9.78037803375588</text:p>
          </table:table-cell>
          <table:table-cell office:value-type="float" office:value="9.626858" calcext:value-type="float">
            <text:p>9.626858</text:p>
          </table:table-cell>
          <table:table-cell table:formula="of:=[.I11] * [.E11] / ((1- [.K11])*(1- [.I11]))" office:value-type="float" office:value="62.0807471394397" calcext:value-type="float">
            <text:p>62.0807471394397</text:p>
          </table:table-cell>
          <table:table-cell office:value-type="float" office:value="44.693839" calcext:value-type="float">
            <text:p>44.693839</text:p>
          </table:table-cell>
          <table:table-cell office:value-type="float" office:value="0.162514" calcext:value-type="float">
            <text:p>0.162514</text:p>
          </table:table-cell>
          <table:table-cell/>
          <table:table-cell table:formula="of:=IF(ABS([.D11]-[.E11])&lt;[.$N$3];1;0)" office:value-type="boolean" office:boolean-value="true" calcext:value-type="boolean">
            <text:p>TRUE</text:p>
          </table:table-cell>
          <table:table-cell table:formula="of:=IF(ABS([.L11]-[.M11])&lt;[.$N$3];1;0)" office:value-type="boolean" office:boolean-value="true" calcext:value-type="boolean">
            <text:p>TRUE</text:p>
          </table:table-cell>
          <table:table-cell table:formula="of:=IF(ABS([.N11]-[.O11])&lt;[.$N$3];1;0)" office:value-type="boolean" office:boolean-value="false" calcext:value-type="boolean">
            <text:p>FALSE</text:p>
          </table:table-cell>
          <table:table-cell/>
          <table:table-cell table:formula="of:=IF(ABS([.P11] * [.K11] + (1- [.P11])*[.J11] - [.I1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008587" calcext:value-type="float">
            <text:p>5.008587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48" calcext:value-type="float">
            <text:p>0.01348</text:p>
          </table:table-cell>
          <table:table-cell table:formula="of:=[.F12]*[.E12]" office:value-type="float" office:value="0.4212221667" calcext:value-type="float">
            <text:p>0.4212221667</text:p>
          </table:table-cell>
          <table:table-cell table:formula="of:=[.G12]*[.E12]" office:value-type="float" office:value="0.353726448288" calcext:value-type="float">
            <text:p>0.353726448288</text:p>
          </table:table-cell>
          <table:table-cell table:formula="of:=[.H12]*[.E12]" office:value-type="float" office:value="0.06751575276" calcext:value-type="float">
            <text:p>0.06751575276</text:p>
          </table:table-cell>
          <table:table-cell table:formula="of:=[.I12] * [.E12] / (1- [.K12])" office:value-type="float" office:value="2.2624809743327" calcext:value-type="float">
            <text:p>2.2624809743327</text:p>
          </table:table-cell>
          <table:table-cell office:value-type="float" office:value="2.200865" calcext:value-type="float">
            <text:p>2.200865</text:p>
          </table:table-cell>
          <table:table-cell table:formula="of:=[.I12] * [.E12] / ((1- [.K12])*(1- [.I12]))" office:value-type="float" office:value="3.90906638810402" calcext:value-type="float">
            <text:p>3.90906638810402</text:p>
          </table:table-cell>
          <table:table-cell office:value-type="float" office:value="3.720052" calcext:value-type="float">
            <text:p>3.720052</text:p>
          </table:table-cell>
          <table:table-cell office:value-type="float" office:value="0.160245" calcext:value-type="float">
            <text:p>0.160245</text:p>
          </table:table-cell>
          <table:table-cell/>
          <table:table-cell table:formula="of:=IF(ABS([.D12]-[.E12])&lt;[.$N$3];1;0)" office:value-type="boolean" office:boolean-value="true" calcext:value-type="boolean">
            <text:p>TRUE</text:p>
          </table:table-cell>
          <table:table-cell table:formula="of:=IF(ABS([.L12]-[.M12])&lt;[.$N$3];1;0)" office:value-type="boolean" office:boolean-value="true" calcext:value-type="boolean">
            <text:p>TRUE</text:p>
          </table:table-cell>
          <table:table-cell table:formula="of:=IF(ABS([.N12]-[.O12])&lt;[.$N$3];1;0)" office:value-type="boolean" office:boolean-value="true" calcext:value-type="boolean">
            <text:p>TRUE</text:p>
          </table:table-cell>
          <table:table-cell/>
          <table:table-cell table:formula="of:=IF(ABS([.P12] * [.K12] + (1- [.P12])*[.J12] - [.I1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72068" calcext:value-type="float">
            <text:p>9.972068</text:p>
          </table:table-cell>
          <table:table-cell office:value-type="float" office:value="0.084104" calcext:value-type="float">
            <text:p>0.084104</text:p>
          </table:table-cell>
          <table:table-cell office:value-type="float" office:value="0.070449" calcext:value-type="float">
            <text:p>0.070449</text:p>
          </table:table-cell>
          <table:table-cell office:value-type="float" office:value="0.013658" calcext:value-type="float">
            <text:p>0.013658</text:p>
          </table:table-cell>
          <table:table-cell table:formula="of:=[.F13]*[.E13]" office:value-type="float" office:value="0.838690807072" calcext:value-type="float">
            <text:p>0.838690807072</text:p>
          </table:table-cell>
          <table:table-cell table:formula="of:=[.G13]*[.E13]" office:value-type="float" office:value="0.702522218532" calcext:value-type="float">
            <text:p>0.702522218532</text:p>
          </table:table-cell>
          <table:table-cell table:formula="of:=[.H13]*[.E13]" office:value-type="float" office:value="0.136198504744" calcext:value-type="float">
            <text:p>0.136198504744</text:p>
          </table:table-cell>
          <table:table-cell table:formula="of:=[.I13] * [.E13] / (1- [.K13])" office:value-type="float" office:value="9.68218022894048" calcext:value-type="float">
            <text:p>9.68218022894048</text:p>
          </table:table-cell>
          <table:table-cell office:value-type="float" office:value="9.485518" calcext:value-type="float">
            <text:p>9.485518</text:p>
          </table:table-cell>
          <table:table-cell table:formula="of:=[.I13] * [.E13] / ((1- [.K13])*(1- [.I13]))" office:value-type="float" office:value="60.0224950183843" calcext:value-type="float">
            <text:p>60.0224950183843</text:p>
          </table:table-cell>
          <table:table-cell office:value-type="float" office:value="44.223627" calcext:value-type="float">
            <text:p>44.223627</text:p>
          </table:table-cell>
          <table:table-cell office:value-type="float" office:value="0.162356" calcext:value-type="float">
            <text:p>0.162356</text:p>
          </table:table-cell>
          <table:table-cell/>
          <table:table-cell table:formula="of:=IF(ABS([.D13]-[.E13])&lt;[.$N$3];1;0)" office:value-type="boolean" office:boolean-value="true" calcext:value-type="boolean">
            <text:p>TRUE</text:p>
          </table:table-cell>
          <table:table-cell table:formula="of:=IF(ABS([.L13]-[.M13])&lt;[.$N$3];1;0)" office:value-type="boolean" office:boolean-value="true" calcext:value-type="boolean">
            <text:p>TRUE</text:p>
          </table:table-cell>
          <table:table-cell table:formula="of:=IF(ABS([.N13]-[.O13])&lt;[.$N$3];1;0)" office:value-type="boolean" office:boolean-value="false" calcext:value-type="boolean">
            <text:p>FALSE</text:p>
          </table:table-cell>
          <table:table-cell/>
          <table:table-cell table:formula="of:=IF(ABS([.P13] * [.K13] + (1- [.P13])*[.J13] - [.I1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6911" calcext:value-type="float">
            <text:p>2.006911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070141" calcext:value-type="float">
            <text:p>0.070141</text:p>
          </table:table-cell>
          <table:table-cell office:value-type="float" office:value="0.013513" calcext:value-type="float">
            <text:p>0.013513</text:p>
          </table:table-cell>
          <table:table-cell table:formula="of:=[.F14]*[.E14]" office:value-type="float" office:value="0.16787810515" calcext:value-type="float">
            <text:p>0.16787810515</text:p>
          </table:table-cell>
          <table:table-cell table:formula="of:=[.G14]*[.E14]" office:value-type="float" office:value="0.140766744451" calcext:value-type="float">
            <text:p>0.140766744451</text:p>
          </table:table-cell>
          <table:table-cell table:formula="of:=[.H14]*[.E14]" office:value-type="float" office:value="0.027119388343" calcext:value-type="float">
            <text:p>0.027119388343</text:p>
          </table:table-cell>
          <table:table-cell table:formula="of:=[.I14] * [.E14] / (1- [.K14])" office:value-type="float" office:value="0.346308079170022" calcext:value-type="float">
            <text:p>0.346308079170022</text:p>
          </table:table-cell>
          <table:table-cell office:value-type="float" office:value="0.343387" calcext:value-type="float">
            <text:p>0.343387</text:p>
          </table:table-cell>
          <table:table-cell table:formula="of:=[.I14] * [.E14] / ((1- [.K14])*(1- [.I14]))" office:value-type="float" office:value="0.416174699059503" calcext:value-type="float">
            <text:p>0.416174699059503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161496" calcext:value-type="float">
            <text:p>0.161496</text:p>
          </table:table-cell>
          <table:table-cell/>
          <table:table-cell table:formula="of:=IF(ABS([.D14]-[.E14])&lt;[.$N$3];1;0)" office:value-type="boolean" office:boolean-value="true" calcext:value-type="boolean">
            <text:p>TRUE</text:p>
          </table:table-cell>
          <table:table-cell table:formula="of:=IF(ABS([.L14]-[.M14])&lt;[.$N$3];1;0)" office:value-type="boolean" office:boolean-value="true" calcext:value-type="boolean">
            <text:p>TRUE</text:p>
          </table:table-cell>
          <table:table-cell table:formula="of:=IF(ABS([.N14]-[.O14])&lt;[.$N$3];1;0)" office:value-type="boolean" office:boolean-value="true" calcext:value-type="boolean">
            <text:p>TRUE</text:p>
          </table:table-cell>
          <table:table-cell/>
          <table:table-cell table:formula="of:=IF(ABS([.P14] * [.K14] + (1- [.P14])*[.J14] - [.I1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06871" calcext:value-type="float">
            <text:p>3.006871</text:p>
          </table:table-cell>
          <table:table-cell office:value-type="float" office:value="0.083764" calcext:value-type="float">
            <text:p>0.083764</text:p>
          </table:table-cell>
          <table:table-cell office:value-type="float" office:value="0.070418" calcext:value-type="float">
            <text:p>0.070418</text:p>
          </table:table-cell>
          <table:table-cell office:value-type="float" office:value="0.013349" calcext:value-type="float">
            <text:p>0.013349</text:p>
          </table:table-cell>
          <table:table-cell table:formula="of:=[.F15]*[.E15]" office:value-type="float" office:value="0.251867542444" calcext:value-type="float">
            <text:p>0.251867542444</text:p>
          </table:table-cell>
          <table:table-cell table:formula="of:=[.G15]*[.E15]" office:value-type="float" office:value="0.211737842078" calcext:value-type="float">
            <text:p>0.211737842078</text:p>
          </table:table-cell>
          <table:table-cell table:formula="of:=[.H15]*[.E15]" office:value-type="float" office:value="0.040138720979" calcext:value-type="float">
            <text:p>0.040138720979</text:p>
          </table:table-cell>
          <table:table-cell table:formula="of:=[.I15] * [.E15] / (1- [.K15])" office:value-type="float" office:value="0.78900277130521" calcext:value-type="float">
            <text:p>0.78900277130521</text:p>
          </table:table-cell>
          <table:table-cell office:value-type="float" office:value="0.756098" calcext:value-type="float">
            <text:p>0.756098</text:p>
          </table:table-cell>
          <table:table-cell table:formula="of:=[.I15] * [.E15] / ((1- [.K15])*(1- [.I15]))" office:value-type="float" office:value="1.05462978291668" calcext:value-type="float">
            <text:p>1.05462978291668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0.159324" calcext:value-type="float">
            <text:p>0.159324</text:p>
          </table:table-cell>
          <table:table-cell/>
          <table:table-cell table:formula="of:=IF(ABS([.D15]-[.E15])&lt;[.$N$3];1;0)" office:value-type="boolean" office:boolean-value="true" calcext:value-type="boolean">
            <text:p>TRUE</text:p>
          </table:table-cell>
          <table:table-cell table:formula="of:=IF(ABS([.L15]-[.M15])&lt;[.$N$3];1;0)" office:value-type="boolean" office:boolean-value="true" calcext:value-type="boolean">
            <text:p>TRUE</text:p>
          </table:table-cell>
          <table:table-cell table:formula="of:=IF(ABS([.N15]-[.O15])&lt;[.$N$3];1;0)" office:value-type="boolean" office:boolean-value="true" calcext:value-type="boolean">
            <text:p>TRUE</text:p>
          </table:table-cell>
          <table:table-cell/>
          <table:table-cell table:formula="of:=IF(ABS([.P15] * [.K15] + (1- [.P15])*[.J15] - [.I1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8623" calcext:value-type="float">
            <text:p>2.998623</text:p>
          </table:table-cell>
          <table:table-cell office:value-type="float" office:value="0.084174" calcext:value-type="float">
            <text:p>0.084174</text:p>
          </table:table-cell>
          <table:table-cell office:value-type="float" office:value="0.070753" calcext:value-type="float">
            <text:p>0.070753</text:p>
          </table:table-cell>
          <table:table-cell office:value-type="float" office:value="0.013425" calcext:value-type="float">
            <text:p>0.013425</text:p>
          </table:table-cell>
          <table:table-cell table:formula="of:=[.F16]*[.E16]" office:value-type="float" office:value="0.252406092402" calcext:value-type="float">
            <text:p>0.252406092402</text:p>
          </table:table-cell>
          <table:table-cell table:formula="of:=[.G16]*[.E16]" office:value-type="float" office:value="0.212161573119" calcext:value-type="float">
            <text:p>0.212161573119</text:p>
          </table:table-cell>
          <table:table-cell table:formula="of:=[.H16]*[.E16]" office:value-type="float" office:value="0.040256513775" calcext:value-type="float">
            <text:p>0.040256513775</text:p>
          </table:table-cell>
          <table:table-cell table:formula="of:=[.I16] * [.E16] / (1- [.K16])" office:value-type="float" office:value="0.78861771387873" calcext:value-type="float">
            <text:p>0.78861771387873</text:p>
          </table:table-cell>
          <table:table-cell office:value-type="float" office:value="0.752132" calcext:value-type="float">
            <text:p>0.752132</text:p>
          </table:table-cell>
          <table:table-cell table:formula="of:=[.I16] * [.E16] / ((1- [.K16])*(1- [.I16]))" office:value-type="float" office:value="1.05487445237822" calcext:value-type="float">
            <text:p>1.05487445237822</text:p>
          </table:table-cell>
          <table:table-cell office:value-type="float" office:value="1.045172" calcext:value-type="float">
            <text:p>1.045172</text:p>
          </table:table-cell>
          <table:table-cell office:value-type="float" office:value="0.159445" calcext:value-type="float">
            <text:p>0.159445</text:p>
          </table:table-cell>
          <table:table-cell/>
          <table:table-cell table:formula="of:=IF(ABS([.D16]-[.E16])&lt;[.$N$3];1;0)" office:value-type="boolean" office:boolean-value="true" calcext:value-type="boolean">
            <text:p>TRUE</text:p>
          </table:table-cell>
          <table:table-cell table:formula="of:=IF(ABS([.L16]-[.M16])&lt;[.$N$3];1;0)" office:value-type="boolean" office:boolean-value="true" calcext:value-type="boolean">
            <text:p>TRUE</text:p>
          </table:table-cell>
          <table:table-cell table:formula="of:=IF(ABS([.N16]-[.O16])&lt;[.$N$3];1;0)" office:value-type="boolean" office:boolean-value="true" calcext:value-type="boolean">
            <text:p>TRUE</text:p>
          </table:table-cell>
          <table:table-cell/>
          <table:table-cell table:formula="of:=IF(ABS([.P16] * [.K16] + (1- [.P16])*[.J16] - [.I1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955541" calcext:value-type="float">
            <text:p>6.955541</text:p>
          </table:table-cell>
          <table:table-cell office:value-type="float" office:value="0.084309" calcext:value-type="float">
            <text:p>0.084309</text:p>
          </table:table-cell>
          <table:table-cell office:value-type="float" office:value="0.070787" calcext:value-type="float">
            <text:p>0.070787</text:p>
          </table:table-cell>
          <table:table-cell office:value-type="float" office:value="0.013528" calcext:value-type="float">
            <text:p>0.013528</text:p>
          </table:table-cell>
          <table:table-cell table:formula="of:=[.F17]*[.E17]" office:value-type="float" office:value="0.586414706169" calcext:value-type="float">
            <text:p>0.586414706169</text:p>
          </table:table-cell>
          <table:table-cell table:formula="of:=[.G17]*[.E17]" office:value-type="float" office:value="0.492361880767" calcext:value-type="float">
            <text:p>0.492361880767</text:p>
          </table:table-cell>
          <table:table-cell table:formula="of:=[.H17]*[.E17]" office:value-type="float" office:value="0.094094558648" calcext:value-type="float">
            <text:p>0.094094558648</text:p>
          </table:table-cell>
          <table:table-cell table:formula="of:=[.I17] * [.E17] / (1- [.K17])" office:value-type="float" office:value="4.50249148042876" calcext:value-type="float">
            <text:p>4.50249148042876</text:p>
          </table:table-cell>
          <table:table-cell office:value-type="float" office:value="4.352568" calcext:value-type="float">
            <text:p>4.352568</text:p>
          </table:table-cell>
          <table:table-cell table:formula="of:=[.I17] * [.E17] / ((1- [.K17])*(1- [.I17]))" office:value-type="float" office:value="10.8864883437286" calcext:value-type="float">
            <text:p>10.8864883437286</text:p>
          </table:table-cell>
          <table:table-cell office:value-type="float" office:value="10.329833" calcext:value-type="float">
            <text:p>10.329833</text:p>
          </table:table-cell>
          <table:table-cell office:value-type="float" office:value="0.160419" calcext:value-type="float">
            <text:p>0.160419</text:p>
          </table:table-cell>
          <table:table-cell/>
          <table:table-cell table:formula="of:=IF(ABS([.D17]-[.E17])&lt;[.$N$3];1;0)" office:value-type="boolean" office:boolean-value="true" calcext:value-type="boolean">
            <text:p>TRUE</text:p>
          </table:table-cell>
          <table:table-cell table:formula="of:=IF(ABS([.L17]-[.M17])&lt;[.$N$3];1;0)" office:value-type="boolean" office:boolean-value="true" calcext:value-type="boolean">
            <text:p>TRUE</text:p>
          </table:table-cell>
          <table:table-cell table:formula="of:=IF(ABS([.N17]-[.O17])&lt;[.$N$3];1;0)" office:value-type="boolean" office:boolean-value="true" calcext:value-type="boolean">
            <text:p>TRUE</text:p>
          </table:table-cell>
          <table:table-cell/>
          <table:table-cell table:formula="of:=IF(ABS([.P17] * [.K17] + (1- [.P17])*[.J17] - [.I17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3686" calcext:value-type="float">
            <text:p>2.993686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345" calcext:value-type="float">
            <text:p>0.070345</text:p>
          </table:table-cell>
          <table:table-cell office:value-type="float" office:value="0.01358" calcext:value-type="float">
            <text:p>0.01358</text:p>
          </table:table-cell>
          <table:table-cell table:formula="of:=[.F18]*[.E18]" office:value-type="float" office:value="0.25123012912" calcext:value-type="float">
            <text:p>0.25123012912</text:p>
          </table:table-cell>
          <table:table-cell table:formula="of:=[.G18]*[.E18]" office:value-type="float" office:value="0.21059084167" calcext:value-type="float">
            <text:p>0.21059084167</text:p>
          </table:table-cell>
          <table:table-cell table:formula="of:=[.H18]*[.E18]" office:value-type="float" office:value="0.04065425588" calcext:value-type="float">
            <text:p>0.04065425588</text:p>
          </table:table-cell>
          <table:table-cell table:formula="of:=[.I18] * [.E18] / (1- [.K18])" office:value-type="float" office:value="0.783976084674911" calcext:value-type="float">
            <text:p>0.783976084674911</text:p>
          </table:table-cell>
          <table:table-cell office:value-type="float" office:value="0.757367" calcext:value-type="float">
            <text:p>0.757367</text:p>
          </table:table-cell>
          <table:table-cell table:formula="of:=[.I18] * [.E18] / ((1- [.K18])*(1- [.I18]))" office:value-type="float" office:value="1.047018737217" calcext:value-type="float">
            <text:p>1.047018737217</text:p>
          </table:table-cell>
          <table:table-cell office:value-type="float" office:value="1.053379" calcext:value-type="float">
            <text:p>1.053379</text:p>
          </table:table-cell>
          <table:table-cell office:value-type="float" office:value="0.161783" calcext:value-type="float">
            <text:p>0.161783</text:p>
          </table:table-cell>
          <table:table-cell/>
          <table:table-cell table:formula="of:=IF(ABS([.D18]-[.E18])&lt;[.$N$3];1;0)" office:value-type="boolean" office:boolean-value="true" calcext:value-type="boolean">
            <text:p>TRUE</text:p>
          </table:table-cell>
          <table:table-cell table:formula="of:=IF(ABS([.L18]-[.M18])&lt;[.$N$3];1;0)" office:value-type="boolean" office:boolean-value="true" calcext:value-type="boolean">
            <text:p>TRUE</text:p>
          </table:table-cell>
          <table:table-cell table:formula="of:=IF(ABS([.N18]-[.O18])&lt;[.$N$3];1;0)" office:value-type="boolean" office:boolean-value="true" calcext:value-type="boolean">
            <text:p>TRUE</text:p>
          </table:table-cell>
          <table:table-cell/>
          <table:table-cell table:formula="of:=IF(ABS([.P18] * [.K18] + (1- [.P18])*[.J18] - [.I18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001969" calcext:value-type="float">
            <text:p>7.001969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70275" calcext:value-type="float">
            <text:p>0.070275</text:p>
          </table:table-cell>
          <table:table-cell office:value-type="float" office:value="0.013393" calcext:value-type="float">
            <text:p>0.013393</text:p>
          </table:table-cell>
          <table:table-cell table:formula="of:=[.F19]*[.E19]" office:value-type="float" office:value="0.585791728509" calcext:value-type="float">
            <text:p>0.585791728509</text:p>
          </table:table-cell>
          <table:table-cell table:formula="of:=[.G19]*[.E19]" office:value-type="float" office:value="0.492063371475" calcext:value-type="float">
            <text:p>0.492063371475</text:p>
          </table:table-cell>
          <table:table-cell table:formula="of:=[.H19]*[.E19]" office:value-type="float" office:value="0.093777370817" calcext:value-type="float">
            <text:p>0.093777370817</text:p>
          </table:table-cell>
          <table:table-cell table:formula="of:=[.I19] * [.E19] / (1- [.K19])" office:value-type="float" office:value="4.52614555341031" calcext:value-type="float">
            <text:p>4.52614555341031</text:p>
          </table:table-cell>
          <table:table-cell office:value-type="float" office:value="4.326611" calcext:value-type="float">
            <text:p>4.326611</text:p>
          </table:table-cell>
          <table:table-cell table:formula="of:=[.I19] * [.E19] / ((1- [.K19])*(1- [.I19]))" office:value-type="float" office:value="10.927221557208" calcext:value-type="float">
            <text:p>10.927221557208</text:p>
          </table:table-cell>
          <table:table-cell office:value-type="float" office:value="10.447296" calcext:value-type="float">
            <text:p>10.447296</text:p>
          </table:table-cell>
          <table:table-cell office:value-type="float" office:value="0.160043" calcext:value-type="float">
            <text:p>0.160043</text:p>
          </table:table-cell>
          <table:table-cell/>
          <table:table-cell table:formula="of:=IF(ABS([.D19]-[.E19])&lt;[.$N$3];1;0)" office:value-type="boolean" office:boolean-value="true" calcext:value-type="boolean">
            <text:p>TRUE</text:p>
          </table:table-cell>
          <table:table-cell table:formula="of:=IF(ABS([.L19]-[.M19])&lt;[.$N$3];1;0)" office:value-type="boolean" office:boolean-value="true" calcext:value-type="boolean">
            <text:p>TRUE</text:p>
          </table:table-cell>
          <table:table-cell table:formula="of:=IF(ABS([.N19]-[.O19])&lt;[.$N$3];1;0)" office:value-type="boolean" office:boolean-value="true" calcext:value-type="boolean">
            <text:p>TRUE</text:p>
          </table:table-cell>
          <table:table-cell/>
          <table:table-cell table:formula="of:=IF(ABS([.P19] * [.K19] + (1- [.P19])*[.J19] - [.I1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11672" calcext:value-type="float">
            <text:p>3.011672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70223" calcext:value-type="float">
            <text:p>0.070223</text:p>
          </table:table-cell>
          <table:table-cell office:value-type="float" office:value="0.013396" calcext:value-type="float">
            <text:p>0.013396</text:p>
          </table:table-cell>
          <table:table-cell table:formula="of:=[.F20]*[.E20]" office:value-type="float" office:value="0.251817942608" calcext:value-type="float">
            <text:p>0.251817942608</text:p>
          </table:table-cell>
          <table:table-cell table:formula="of:=[.G20]*[.E20]" office:value-type="float" office:value="0.211488642856" calcext:value-type="float">
            <text:p>0.211488642856</text:p>
          </table:table-cell>
          <table:table-cell table:formula="of:=[.H20]*[.E20]" office:value-type="float" office:value="0.040344358112" calcext:value-type="float">
            <text:p>0.040344358112</text:p>
          </table:table-cell>
          <table:table-cell table:formula="of:=[.I20] * [.E20] / (1- [.K20])" office:value-type="float" office:value="0.790276234252194" calcext:value-type="float">
            <text:p>0.790276234252194</text:p>
          </table:table-cell>
          <table:table-cell office:value-type="float" office:value="0.72763" calcext:value-type="float">
            <text:p>0.72763</text:p>
          </table:table-cell>
          <table:table-cell table:formula="of:=[.I20] * [.E20] / ((1- [.K20])*(1- [.I20]))" office:value-type="float" office:value="1.05626194379337" calcext:value-type="float">
            <text:p>1.05626194379337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0.160158" calcext:value-type="float">
            <text:p>0.160158</text:p>
          </table:table-cell>
          <table:table-cell/>
          <table:table-cell table:formula="of:=IF(ABS([.D20]-[.E20])&lt;[.$N$3];1;0)" office:value-type="boolean" office:boolean-value="true" calcext:value-type="boolean">
            <text:p>TRUE</text:p>
          </table:table-cell>
          <table:table-cell table:formula="of:=IF(ABS([.L20]-[.M20])&lt;[.$N$3];1;0)" office:value-type="boolean" office:boolean-value="true" calcext:value-type="boolean">
            <text:p>TRUE</text:p>
          </table:table-cell>
          <table:table-cell table:formula="of:=IF(ABS([.N20]-[.O20])&lt;[.$N$3];1;0)" office:value-type="boolean" office:boolean-value="true" calcext:value-type="boolean">
            <text:p>TRUE</text:p>
          </table:table-cell>
          <table:table-cell/>
          <table:table-cell table:formula="of:=IF(ABS([.P20] * [.K20] + (1- [.P20])*[.J20] - [.I2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69798" calcext:value-type="float">
            <text:p>4.96979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070428" calcext:value-type="float">
            <text:p>0.070428</text:p>
          </table:table-cell>
          <table:table-cell office:value-type="float" office:value="0.013508" calcext:value-type="float">
            <text:p>0.013508</text:p>
          </table:table-cell>
          <table:table-cell table:formula="of:=[.F21]*[.E21]" office:value-type="float" office:value="0.417130055534" calcext:value-type="float">
            <text:p>0.417130055534</text:p>
          </table:table-cell>
          <table:table-cell table:formula="of:=[.G21]*[.E21]" office:value-type="float" office:value="0.350012933544" calcext:value-type="float">
            <text:p>0.350012933544</text:p>
          </table:table-cell>
          <table:table-cell table:formula="of:=[.H21]*[.E21]" office:value-type="float" office:value="0.067132031384" calcext:value-type="float">
            <text:p>0.067132031384</text:p>
          </table:table-cell>
          <table:table-cell table:formula="of:=[.I21] * [.E21] / (1- [.K21])" office:value-type="float" office:value="2.22223528460124" calcext:value-type="float">
            <text:p>2.22223528460124</text:p>
          </table:table-cell>
          <table:table-cell office:value-type="float" office:value="2.090844" calcext:value-type="float">
            <text:p>2.090844</text:p>
          </table:table-cell>
          <table:table-cell table:formula="of:=[.I21] * [.E21] / ((1- [.K21])*(1- [.I21]))" office:value-type="float" office:value="3.8125748388642" calcext:value-type="float">
            <text:p>3.8125748388642</text:p>
          </table:table-cell>
          <table:table-cell office:value-type="float" office:value="3.693713" calcext:value-type="float">
            <text:p>3.693713</text:p>
          </table:table-cell>
          <table:table-cell office:value-type="float" office:value="0.16091" calcext:value-type="float">
            <text:p>0.16091</text:p>
          </table:table-cell>
          <table:table-cell/>
          <table:table-cell table:formula="of:=IF(ABS([.D21]-[.E21])&lt;[.$N$3];1;0)" office:value-type="boolean" office:boolean-value="true" calcext:value-type="boolean">
            <text:p>TRUE</text:p>
          </table:table-cell>
          <table:table-cell table:formula="of:=IF(ABS([.L21]-[.M21])&lt;[.$N$3];1;0)" office:value-type="boolean" office:boolean-value="true" calcext:value-type="boolean">
            <text:p>TRUE</text:p>
          </table:table-cell>
          <table:table-cell table:formula="of:=IF(ABS([.N21]-[.O21])&lt;[.$N$3];1;0)" office:value-type="boolean" office:boolean-value="true" calcext:value-type="boolean">
            <text:p>TRUE</text:p>
          </table:table-cell>
          <table:table-cell/>
          <table:table-cell table:formula="of:=IF(ABS([.P21] * [.K21] + (1- [.P21])*[.J21] - [.I2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94404" calcext:value-type="float">
            <text:p>1.994404</text:p>
          </table:table-cell>
          <table:table-cell office:value-type="float" office:value="0.083723" calcext:value-type="float">
            <text:p>0.083723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0.013563" calcext:value-type="float">
            <text:p>0.013563</text:p>
          </table:table-cell>
          <table:table-cell table:formula="of:=[.F22]*[.E22]" office:value-type="float" office:value="0.166977486092" calcext:value-type="float">
            <text:p>0.166977486092</text:p>
          </table:table-cell>
          <table:table-cell table:formula="of:=[.G22]*[.E22]" office:value-type="float" office:value="0.139939351064" calcext:value-type="float">
            <text:p>0.139939351064</text:p>
          </table:table-cell>
          <table:table-cell table:formula="of:=[.H22]*[.E22]" office:value-type="float" office:value="0.027050101452" calcext:value-type="float">
            <text:p>0.027050101452</text:p>
          </table:table-cell>
          <table:table-cell table:formula="of:=[.I22] * [.E22] / (1- [.K22])" office:value-type="float" office:value="0.342279254737391" calcext:value-type="float">
            <text:p>0.342279254737391</text:p>
          </table:table-cell>
          <table:table-cell office:value-type="float" office:value="0.334515" calcext:value-type="float">
            <text:p>0.334515</text:p>
          </table:table-cell>
          <table:table-cell table:formula="of:=[.I22] * [.E22] / ((1- [.K22])*(1- [.I22]))" office:value-type="float" office:value="0.410888360185656" calcext:value-type="float">
            <text:p>0.410888360185656</text:p>
          </table:table-cell>
          <table:table-cell office:value-type="float" office:value="0.403291" calcext:value-type="float">
            <text:p>0.403291</text:p>
          </table:table-cell>
          <table:table-cell office:value-type="float" office:value="0.161957" calcext:value-type="float">
            <text:p>0.161957</text:p>
          </table:table-cell>
          <table:table-cell/>
          <table:table-cell table:formula="of:=IF(ABS([.D22]-[.E22])&lt;[.$N$3];1;0)" office:value-type="boolean" office:boolean-value="true" calcext:value-type="boolean">
            <text:p>TRUE</text:p>
          </table:table-cell>
          <table:table-cell table:formula="of:=IF(ABS([.L22]-[.M22])&lt;[.$N$3];1;0)" office:value-type="boolean" office:boolean-value="true" calcext:value-type="boolean">
            <text:p>TRUE</text:p>
          </table:table-cell>
          <table:table-cell table:formula="of:=IF(ABS([.N22]-[.O22])&lt;[.$N$3];1;0)" office:value-type="boolean" office:boolean-value="true" calcext:value-type="boolean">
            <text:p>TRUE</text:p>
          </table:table-cell>
          <table:table-cell/>
          <table:table-cell table:formula="of:=IF(ABS([.P22] * [.K22] + (1- [.P22])*[.J22] - [.I2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758" calcext:value-type="float">
            <text:p>4.01758</text:p>
          </table:table-cell>
          <table:table-cell office:value-type="float" office:value="0.083813" calcext:value-type="float">
            <text:p>0.083813</text:p>
          </table:table-cell>
          <table:table-cell office:value-type="float" office:value="0.070273" calcext:value-type="float">
            <text:p>0.070273</text:p>
          </table:table-cell>
          <table:table-cell office:value-type="float" office:value="0.013547" calcext:value-type="float">
            <text:p>0.013547</text:p>
          </table:table-cell>
          <table:table-cell table:formula="of:=[.F23]*[.E23]" office:value-type="float" office:value="0.33672543254" calcext:value-type="float">
            <text:p>0.33672543254</text:p>
          </table:table-cell>
          <table:table-cell table:formula="of:=[.G23]*[.E23]" office:value-type="float" office:value="0.28232739934" calcext:value-type="float">
            <text:p>0.28232739934</text:p>
          </table:table-cell>
          <table:table-cell table:formula="of:=[.H23]*[.E23]" office:value-type="float" office:value="0.05442615626" calcext:value-type="float">
            <text:p>0.05442615626</text:p>
          </table:table-cell>
          <table:table-cell table:formula="of:=[.I23] * [.E23] / (1- [.K23])" office:value-type="float" office:value="1.43068822410874" calcext:value-type="float">
            <text:p>1.43068822410874</text:p>
          </table:table-cell>
          <table:table-cell office:value-type="float" office:value="1.405374" calcext:value-type="float">
            <text:p>1.405374</text:p>
          </table:table-cell>
          <table:table-cell table:formula="of:=[.I23] * [.E23] / ((1- [.K23])*(1- [.I23]))" office:value-type="float" office:value="2.15700751136522" calcext:value-type="float">
            <text:p>2.15700751136522</text:p>
          </table:table-cell>
          <table:table-cell office:value-type="float" office:value="2.133637" calcext:value-type="float">
            <text:p>2.133637</text:p>
          </table:table-cell>
          <table:table-cell office:value-type="float" office:value="0.161594" calcext:value-type="float">
            <text:p>0.161594</text:p>
          </table:table-cell>
          <table:table-cell/>
          <table:table-cell table:formula="of:=IF(ABS([.D23]-[.E23])&lt;[.$N$3];1;0)" office:value-type="boolean" office:boolean-value="true" calcext:value-type="boolean">
            <text:p>TRUE</text:p>
          </table:table-cell>
          <table:table-cell table:formula="of:=IF(ABS([.L23]-[.M23])&lt;[.$N$3];1;0)" office:value-type="boolean" office:boolean-value="true" calcext:value-type="boolean">
            <text:p>TRUE</text:p>
          </table:table-cell>
          <table:table-cell table:formula="of:=IF(ABS([.N23]-[.O23])&lt;[.$N$3];1;0)" office:value-type="boolean" office:boolean-value="true" calcext:value-type="boolean">
            <text:p>TRUE</text:p>
          </table:table-cell>
          <table:table-cell/>
          <table:table-cell table:formula="of:=IF(ABS([.P23] * [.K23] + (1- [.P23])*[.J23] - [.I2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01121" calcext:value-type="float">
            <text:p>9.01121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.070577" calcext:value-type="float">
            <text:p>0.070577</text:p>
          </table:table-cell>
          <table:table-cell office:value-type="float" office:value="0.013505" calcext:value-type="float">
            <text:p>0.013505</text:p>
          </table:table-cell>
          <table:table-cell table:formula="of:=[.F24]*[.E24]" office:value-type="float" office:value="0.75759945833" calcext:value-type="float">
            <text:p>0.75759945833</text:p>
          </table:table-cell>
          <table:table-cell table:formula="of:=[.G24]*[.E24]" office:value-type="float" office:value="0.63598416817" calcext:value-type="float">
            <text:p>0.63598416817</text:p>
          </table:table-cell>
          <table:table-cell table:formula="of:=[.H24]*[.E24]" office:value-type="float" office:value="0.12169639105" calcext:value-type="float">
            <text:p>0.12169639105</text:p>
          </table:table-cell>
          <table:table-cell table:formula="of:=[.I24] * [.E24] / (1- [.K24])" office:value-type="float" office:value="7.77281084277831" calcext:value-type="float">
            <text:p>7.77281084277831</text:p>
          </table:table-cell>
          <table:table-cell office:value-type="float" office:value="7.641938" calcext:value-type="float">
            <text:p>7.641938</text:p>
          </table:table-cell>
          <table:table-cell table:formula="of:=[.I24] * [.E24] / ((1- [.K24])*(1- [.I24]))" office:value-type="float" office:value="32.0659796765639" calcext:value-type="float">
            <text:p>32.0659796765639</text:p>
          </table:table-cell>
          <table:table-cell office:value-type="float" office:value="27.728707" calcext:value-type="float">
            <text:p>27.728707</text:p>
          </table:table-cell>
          <table:table-cell office:value-type="float" office:value="0.16059" calcext:value-type="float">
            <text:p>0.16059</text:p>
          </table:table-cell>
          <table:table-cell/>
          <table:table-cell table:formula="of:=IF(ABS([.D24]-[.E24])&lt;[.$N$3];1;0)" office:value-type="boolean" office:boolean-value="true" calcext:value-type="boolean">
            <text:p>TRUE</text:p>
          </table:table-cell>
          <table:table-cell table:formula="of:=IF(ABS([.L24]-[.M24])&lt;[.$N$3];1;0)" office:value-type="boolean" office:boolean-value="true" calcext:value-type="boolean">
            <text:p>TRUE</text:p>
          </table:table-cell>
          <table:table-cell table:formula="of:=IF(ABS([.N24]-[.O24])&lt;[.$N$3];1;0)" office:value-type="boolean" office:boolean-value="false" calcext:value-type="boolean">
            <text:p>FALSE</text:p>
          </table:table-cell>
          <table:table-cell/>
          <table:table-cell table:formula="of:=IF(ABS([.P24] * [.K24] + (1- [.P24])*[.J24] - [.I2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3759" calcext:value-type="float">
            <text:p>4.013759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0.013525" calcext:value-type="float">
            <text:p>0.013525</text:p>
          </table:table-cell>
          <table:table-cell table:formula="of:=[.F25]*[.E25]" office:value-type="float" office:value="0.338235457171" calcext:value-type="float">
            <text:p>0.338235457171</text:p>
          </table:table-cell>
          <table:table-cell table:formula="of:=[.G25]*[.E25]" office:value-type="float" office:value="0.283965421732" calcext:value-type="float">
            <text:p>0.283965421732</text:p>
          </table:table-cell>
          <table:table-cell table:formula="of:=[.H25]*[.E25]" office:value-type="float" office:value="0.054286090475" calcext:value-type="float">
            <text:p>0.054286090475</text:p>
          </table:table-cell>
          <table:table-cell table:formula="of:=[.I25] * [.E25] / (1- [.K25])" office:value-type="float" office:value="1.4355246302987" calcext:value-type="float">
            <text:p>1.4355246302987</text:p>
          </table:table-cell>
          <table:table-cell office:value-type="float" office:value="1.357144" calcext:value-type="float">
            <text:p>1.357144</text:p>
          </table:table-cell>
          <table:table-cell table:formula="of:=[.I25] * [.E25] / ((1- [.K25])*(1- [.I25]))" office:value-type="float" office:value="2.16923775360029" calcext:value-type="float">
            <text:p>2.16923775360029</text:p>
          </table:table-cell>
          <table:table-cell office:value-type="float" office:value="2.191387" calcext:value-type="float">
            <text:p>2.191387</text:p>
          </table:table-cell>
          <table:table-cell office:value-type="float" office:value="0.160456" calcext:value-type="float">
            <text:p>0.160456</text:p>
          </table:table-cell>
          <table:table-cell/>
          <table:table-cell table:formula="of:=IF(ABS([.D25]-[.E25])&lt;[.$N$3];1;0)" office:value-type="boolean" office:boolean-value="true" calcext:value-type="boolean">
            <text:p>TRUE</text:p>
          </table:table-cell>
          <table:table-cell table:formula="of:=IF(ABS([.L25]-[.M25])&lt;[.$N$3];1;0)" office:value-type="boolean" office:boolean-value="true" calcext:value-type="boolean">
            <text:p>TRUE</text:p>
          </table:table-cell>
          <table:table-cell table:formula="of:=IF(ABS([.N25]-[.O25])&lt;[.$N$3];1;0)" office:value-type="boolean" office:boolean-value="true" calcext:value-type="boolean">
            <text:p>TRUE</text:p>
          </table:table-cell>
          <table:table-cell/>
          <table:table-cell table:formula="of:=IF(ABS([.P25] * [.K25] + (1- [.P25])*[.J25] - [.I2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6085" calcext:value-type="float">
            <text:p>2.006085</text:p>
          </table:table-cell>
          <table:table-cell office:value-type="float" office:value="0.083697" calcext:value-type="float">
            <text:p>0.083697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0.013542" calcext:value-type="float">
            <text:p>0.013542</text:p>
          </table:table-cell>
          <table:table-cell table:formula="of:=[.F26]*[.E26]" office:value-type="float" office:value="0.167903296245" calcext:value-type="float">
            <text:p>0.167903296245</text:p>
          </table:table-cell>
          <table:table-cell table:formula="of:=[.G26]*[.E26]" office:value-type="float" office:value="0.140744917515" calcext:value-type="float">
            <text:p>0.140744917515</text:p>
          </table:table-cell>
          <table:table-cell table:formula="of:=[.H26]*[.E26]" office:value-type="float" office:value="0.02716640307" calcext:value-type="float">
            <text:p>0.02716640307</text:p>
          </table:table-cell>
          <table:table-cell table:formula="of:=[.I26] * [.E26] / (1- [.K26])" office:value-type="float" office:value="0.34623422249251" calcext:value-type="float">
            <text:p>0.34623422249251</text:p>
          </table:table-cell>
          <table:table-cell office:value-type="float" office:value="0.332881" calcext:value-type="float">
            <text:p>0.332881</text:p>
          </table:table-cell>
          <table:table-cell table:formula="of:=[.I26] * [.E26] / ((1- [.K26])*(1- [.I26]))" office:value-type="float" office:value="0.416098538703567" calcext:value-type="float">
            <text:p>0.416098538703567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161754" calcext:value-type="float">
            <text:p>0.161754</text:p>
          </table:table-cell>
          <table:table-cell/>
          <table:table-cell table:formula="of:=IF(ABS([.D26]-[.E26])&lt;[.$N$3];1;0)" office:value-type="boolean" office:boolean-value="true" calcext:value-type="boolean">
            <text:p>TRUE</text:p>
          </table:table-cell>
          <table:table-cell table:formula="of:=IF(ABS([.L26]-[.M26])&lt;[.$N$3];1;0)" office:value-type="boolean" office:boolean-value="true" calcext:value-type="boolean">
            <text:p>TRUE</text:p>
          </table:table-cell>
          <table:table-cell table:formula="of:=IF(ABS([.N26]-[.O26])&lt;[.$N$3];1;0)" office:value-type="boolean" office:boolean-value="true" calcext:value-type="boolean">
            <text:p>TRUE</text:p>
          </table:table-cell>
          <table:table-cell/>
          <table:table-cell table:formula="of:=IF(ABS([.P26] * [.K26] + (1- [.P26])*[.J26] - [.I2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33253" calcext:value-type="float">
            <text:p>3.033253</text:p>
          </table:table-cell>
          <table:table-cell office:value-type="float" office:value="0.083898" calcext:value-type="float">
            <text:p>0.083898</text:p>
          </table:table-cell>
          <table:table-cell office:value-type="float" office:value="0.070359" calcext:value-type="float">
            <text:p>0.070359</text:p>
          </table:table-cell>
          <table:table-cell office:value-type="float" office:value="0.013542" calcext:value-type="float">
            <text:p>0.013542</text:p>
          </table:table-cell>
          <table:table-cell table:formula="of:=[.F27]*[.E27]" office:value-type="float" office:value="0.254483860194" calcext:value-type="float">
            <text:p>0.254483860194</text:p>
          </table:table-cell>
          <table:table-cell table:formula="of:=[.G27]*[.E27]" office:value-type="float" office:value="0.213416647827" calcext:value-type="float">
            <text:p>0.213416647827</text:p>
          </table:table-cell>
          <table:table-cell table:formula="of:=[.H27]*[.E27]" office:value-type="float" office:value="0.041076312126" calcext:value-type="float">
            <text:p>0.041076312126</text:p>
          </table:table-cell>
          <table:table-cell table:formula="of:=[.I27] * [.E27] / (1- [.K27])" office:value-type="float" office:value="0.804979522506549" calcext:value-type="float">
            <text:p>0.804979522506549</text:p>
          </table:table-cell>
          <table:table-cell office:value-type="float" office:value="0.776091" calcext:value-type="float">
            <text:p>0.776091</text:p>
          </table:table-cell>
          <table:table-cell table:formula="of:=[.I27] * [.E27] / ((1- [.K27])*(1- [.I27]))" office:value-type="float" office:value="1.07976136199549" calcext:value-type="float">
            <text:p>1.07976136199549</text:p>
          </table:table-cell>
          <table:table-cell office:value-type="float" office:value="1.055945" calcext:value-type="float">
            <text:p>1.055945</text:p>
          </table:table-cell>
          <table:table-cell office:value-type="float" office:value="0.16137" calcext:value-type="float">
            <text:p>0.16137</text:p>
          </table:table-cell>
          <table:table-cell/>
          <table:table-cell table:formula="of:=IF(ABS([.D27]-[.E27])&lt;[.$N$3];1;0)" office:value-type="boolean" office:boolean-value="true" calcext:value-type="boolean">
            <text:p>TRUE</text:p>
          </table:table-cell>
          <table:table-cell table:formula="of:=IF(ABS([.L27]-[.M27])&lt;[.$N$3];1;0)" office:value-type="boolean" office:boolean-value="true" calcext:value-type="boolean">
            <text:p>TRUE</text:p>
          </table:table-cell>
          <table:table-cell table:formula="of:=IF(ABS([.N27]-[.O27])&lt;[.$N$3];1;0)" office:value-type="boolean" office:boolean-value="true" calcext:value-type="boolean">
            <text:p>TRUE</text:p>
          </table:table-cell>
          <table:table-cell/>
          <table:table-cell table:formula="of:=IF(ABS([.P27] * [.K27] + (1- [.P27])*[.J27] - [.I27])&lt;[.$N$3]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2q.R9:ss2q.T27 ss2q.V9:ss2q.V27">
            <calcext:condition calcext:apply-style-name="Untitled1" calcext:value="=1" calcext:base-cell-address="ss2q.R9"/>
            <calcext:condition calcext:apply-style-name="Untitled2" calcext:value="=0" calcext:base-cell-address="ss2q.R9"/>
          </calcext:conditional-format>
        </calcext:conditional-formats>
      </table:table>
      <table:table table:name="2s1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2s1q.P9:2s1q.S27">
            <calcext:condition calcext:apply-style-name="Untitled1" calcext:value="=1" calcext:base-cell-address="2s1q.P9"/>
            <calcext:condition calcext:apply-style-name="Untitled2" calcext:value="=0" calcext:base-cell-address="2s1q.P9"/>
          </calcext:conditional-format>
        </calcext:conditional-formats>
      </table:table>
      <table:table table:name="sssq_jscks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sssq_jsckson.P9:sssq_jsckson.S27">
            <calcext:condition calcext:apply-style-name="Untitled1" calcext:value="=1" calcext:base-cell-address="sssq_jsckson.P9"/>
            <calcext:condition calcext:apply-style-name="Untitled2" calcext:value="=0" calcext:base-cell-address="sssq_jsckson.P9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12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3"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e Royal Reception Hall</text:p>
          </table:table-cell>
          <table:table-cell office:value-type="float" office:value="3.749133" calcext:value-type="float">
            <text:p>3.749133</text:p>
          </table:table-cell>
          <table:table-cell office:value-type="float" office:value="2.173969" calcext:value-type="float">
            <text:p>2.173969</text:p>
          </table:table-cell>
          <table:table-cell office:value-type="float" office:value="0.084523" calcext:value-type="float">
            <text:p>0.084523</text:p>
          </table:table-cell>
          <table:table-cell office:value-type="float" office:value="0.070797" calcext:value-type="float">
            <text:p>0.070797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4.984085" calcext:value-type="float">
            <text:p>4.984085</text:p>
          </table:table-cell>
          <table:table-cell office:value-type="float" office:value="0.162398" calcext:value-type="float">
            <text:p>0.162398</text:p>
          </table:table-cell>
          <table:table-cell table:number-columns-repeated="4"/>
          <table:table-cell office:value-type="string" calcext:value-type="string">
            <text:p><text:s/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y Soldier Parachute Drop</text:p>
          </table:table-cell>
          <table:table-cell office:value-type="float" office:value="0.416396" calcext:value-type="float">
            <text:p>0.416396</text:p>
          </table:table-cell>
          <table:table-cell office:value-type="float" office:value="0.323445" calcext:value-type="float">
            <text:p>0.323445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070601" calcext:value-type="float">
            <text:p>0.070601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2.000496" calcext:value-type="float">
            <text:p>2.000496</text:p>
          </table:table-cell>
          <table:table-cell office:value-type="float" office:value="0.160727" calcext:value-type="float">
            <text:p>0.160727</text:p>
          </table:table-cell>
          <table:table-cell table:number-columns-repeated="4"/>
          <table:table-cell office:value-type="string" calcext:value-type="string">
            <text:p><text:s/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ffy And Friends Play House</text:p>
          </table:table-cell>
          <table:table-cell office:value-type="float" office:value="44.693839" calcext:value-type="float">
            <text:p>44.693839</text:p>
          </table:table-cell>
          <table:table-cell office:value-type="float" office:value="9.626858" calcext:value-type="float">
            <text:p>9.626858</text:p>
          </table:table-cell>
          <table:table-cell office:value-type="float" office:value="0.084081" calcext:value-type="float">
            <text:p>0.084081</text:p>
          </table:table-cell>
          <table:table-cell office:value-type="float" office:value="0.070417" calcext:value-type="float">
            <text:p>0.070417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10.01959" calcext:value-type="float">
            <text:p>10.01959</text:p>
          </table:table-cell>
          <table:table-cell office:value-type="float" office:value="0.162514" calcext:value-type="float">
            <text:p>0.162514</text:p>
          </table:table-cell>
          <table:table-cell table:number-columns-repeated="4"/>
          <table:table-cell office:value-type="string" calcext:value-type="string">
            <text:p><text:s/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C Racer</text:p>
          </table:table-cell>
          <table:table-cell office:value-type="float" office:value="3.720052" calcext:value-type="float">
            <text:p>3.720052</text:p>
          </table:table-cell>
          <table:table-cell office:value-type="float" office:value="2.200865" calcext:value-type="float">
            <text:p>2.200865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5.008587" calcext:value-type="float">
            <text:p>5.008587</text:p>
          </table:table-cell>
          <table:table-cell office:value-type="float" office:value="0.160245" calcext:value-type="float">
            <text:p>0.160245</text:p>
          </table:table-cell>
          <table:table-cell table:number-columns-repeated="4"/>
          <table:table-cell office:value-type="string" calcext:value-type="string">
            <text:p><text:s/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ron Man Tech Showcase</text:p>
          </table:table-cell>
          <table:table-cell office:value-type="float" office:value="44.223627" calcext:value-type="float">
            <text:p>44.223627</text:p>
          </table:table-cell>
          <table:table-cell office:value-type="float" office:value="9.485518" calcext:value-type="float">
            <text:p>9.485518</text:p>
          </table:table-cell>
          <table:table-cell office:value-type="float" office:value="0.084104" calcext:value-type="float">
            <text:p>0.084104</text:p>
          </table:table-cell>
          <table:table-cell office:value-type="float" office:value="0.070449" calcext:value-type="float">
            <text:p>0.070449</text:p>
          </table:table-cell>
          <table:table-cell office:value-type="float" office:value="0.013658" calcext:value-type="float">
            <text:p>0.013658</text:p>
          </table:table-cell>
          <table:table-cell office:value-type="float" office:value="9.972068" calcext:value-type="float">
            <text:p>9.972068</text:p>
          </table:table-cell>
          <table:table-cell office:value-type="float" office:value="0.162356" calcext:value-type="float">
            <text:p>0.162356</text:p>
          </table:table-cell>
          <table:table-cell table:number-columns-repeated="4"/>
          <table:table-cell office:value-type="string" calcext:value-type="string">
            <text:p><text:s/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linky Dog Spin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343387" calcext:value-type="float">
            <text:p>0.343387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070141" calcext:value-type="float">
            <text:p>0.070141</text:p>
          </table:table-cell>
          <table:table-cell office:value-type="float" office:value="0.013513" calcext:value-type="float">
            <text:p>0.013513</text:p>
          </table:table-cell>
          <table:table-cell office:value-type="float" office:value="2.006911" calcext:value-type="float">
            <text:p>2.006911</text:p>
          </table:table-cell>
          <table:table-cell office:value-type="float" office:value="0.161496" calcext:value-type="float">
            <text:p>0.161496</text:p>
          </table:table-cell>
          <table:table-cell table:number-columns-repeated="4"/>
          <table:table-cell office:value-type="string" calcext:value-type="string">
            <text:p><text:s/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ig Grizzly Mountain Runaway Mine Cars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083764" calcext:value-type="float">
            <text:p>0.083764</text:p>
          </table:table-cell>
          <table:table-cell office:value-type="float" office:value="0.070418" calcext:value-type="float">
            <text:p>0.070418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3.006871" calcext:value-type="float">
            <text:p>3.006871</text:p>
          </table:table-cell>
          <table:table-cell office:value-type="float" office:value="0.159324" calcext:value-type="float">
            <text:p>0.159324</text:p>
          </table:table-cell>
          <table:table-cell table:number-columns-repeated="4"/>
          <table:table-cell office:value-type="string" calcext:value-type="string">
            <text:p><text:s/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mbo The Flying Elephant</text:p>
          </table:table-cell>
          <table:table-cell office:value-type="float" office:value="1.045172" calcext:value-type="float">
            <text:p>1.045172</text:p>
          </table:table-cell>
          <table:table-cell office:value-type="float" office:value="0.752132" calcext:value-type="float">
            <text:p>0.752132</text:p>
          </table:table-cell>
          <table:table-cell office:value-type="float" office:value="0.084174" calcext:value-type="float">
            <text:p>0.084174</text:p>
          </table:table-cell>
          <table:table-cell office:value-type="float" office:value="0.070753" calcext:value-type="float">
            <text:p>0.070753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2.998623" calcext:value-type="float">
            <text:p>2.998623</text:p>
          </table:table-cell>
          <table:table-cell office:value-type="float" office:value="0.159445" calcext:value-type="float">
            <text:p>0.159445</text:p>
          </table:table-cell>
          <table:table-cell table:number-columns-repeated="4"/>
          <table:table-cell office:value-type="string" calcext:value-type="string">
            <text:p><text:s/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ungle River Cruise</text:p>
          </table:table-cell>
          <table:table-cell office:value-type="float" office:value="10.329833" calcext:value-type="float">
            <text:p>10.329833</text:p>
          </table:table-cell>
          <table:table-cell office:value-type="float" office:value="4.352568" calcext:value-type="float">
            <text:p>4.352568</text:p>
          </table:table-cell>
          <table:table-cell office:value-type="float" office:value="0.084309" calcext:value-type="float">
            <text:p>0.084309</text:p>
          </table:table-cell>
          <table:table-cell office:value-type="float" office:value="0.070787" calcext:value-type="float">
            <text:p>0.070787</text:p>
          </table:table-cell>
          <table:table-cell office:value-type="float" office:value="0.013528" calcext:value-type="float">
            <text:p>0.013528</text:p>
          </table:table-cell>
          <table:table-cell office:value-type="float" office:value="6.955541" calcext:value-type="float">
            <text:p>6.955541</text:p>
          </table:table-cell>
          <table:table-cell office:value-type="float" office:value="0.160419" calcext:value-type="float">
            <text:p>0.160419</text:p>
          </table:table-cell>
          <table:table-cell table:number-columns-repeated="4"/>
          <table:table-cell office:value-type="string" calcext:value-type="string">
            <text:p><text:s/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he Many Adventures of Winnie the Pooh</text:p>
          </table:table-cell>
          <table:table-cell office:value-type="float" office:value="1.053379" calcext:value-type="float">
            <text:p>1.053379</text:p>
          </table:table-cell>
          <table:table-cell office:value-type="float" office:value="0.757367" calcext:value-type="float">
            <text:p>0.757367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345" calcext:value-type="float">
            <text:p>0.070345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2.993686" calcext:value-type="float">
            <text:p>2.993686</text:p>
          </table:table-cell>
          <table:table-cell office:value-type="float" office:value="0.161783" calcext:value-type="float">
            <text:p>0.161783</text:p>
          </table:table-cell>
          <table:table-cell table:number-columns-repeated="4"/>
          <table:table-cell office:value-type="string" calcext:value-type="string">
            <text:p><text:s/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stic Manor</text:p>
          </table:table-cell>
          <table:table-cell office:value-type="float" office:value="10.447296" calcext:value-type="float">
            <text:p>10.447296</text:p>
          </table:table-cell>
          <table:table-cell office:value-type="float" office:value="4.326611" calcext:value-type="float">
            <text:p>4.326611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70275" calcext:value-type="float">
            <text:p>0.070275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7.001969" calcext:value-type="float">
            <text:p>7.001969</text:p>
          </table:table-cell>
          <table:table-cell office:value-type="float" office:value="0.160043" calcext:value-type="float">
            <text:p>0.160043</text:p>
          </table:table-cell>
          <table:table-cell table:number-columns-repeated="4"/>
          <table:table-cell office:value-type="string" calcext:value-type="string">
            <text:p><text:s/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yperspace Mountain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0.72763" calcext:value-type="float">
            <text:p>0.72763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70223" calcext:value-type="float">
            <text:p>0.070223</text:p>
          </table:table-cell>
          <table:table-cell office:value-type="float" office:value="0.013396" calcext:value-type="float">
            <text:p>0.013396</text:p>
          </table:table-cell>
          <table:table-cell office:value-type="float" office:value="3.011672" calcext:value-type="float">
            <text:p>3.011672</text:p>
          </table:table-cell>
          <table:table-cell office:value-type="float" office:value="0.160158" calcext:value-type="float">
            <text:p>0.160158</text:p>
          </table:table-cell>
          <table:table-cell table:number-columns-repeated="4"/>
          <table:table-cell office:value-type="string" calcext:value-type="string">
            <text:p><text:s/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ron Man Experience</text:p>
          </table:table-cell>
          <table:table-cell office:value-type="float" office:value="3.693713" calcext:value-type="float">
            <text:p>3.693713</text:p>
          </table:table-cell>
          <table:table-cell office:value-type="float" office:value="2.090844" calcext:value-type="float">
            <text:p>2.090844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070428" calcext:value-type="float">
            <text:p>0.070428</text:p>
          </table:table-cell>
          <table:table-cell office:value-type="float" office:value="0.013508" calcext:value-type="float">
            <text:p>0.013508</text:p>
          </table:table-cell>
          <table:table-cell office:value-type="float" office:value="4.969798" calcext:value-type="float">
            <text:p>4.969798</text:p>
          </table:table-cell>
          <table:table-cell office:value-type="float" office:value="0.16091" calcext:value-type="float">
            <text:p>0.16091</text:p>
          </table:table-cell>
          <table:table-cell table:number-columns-repeated="4"/>
          <table:table-cell office:value-type="string" calcext:value-type="string">
            <text:p><text:s/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rbitron</text:p>
          </table:table-cell>
          <table:table-cell office:value-type="float" office:value="0.403291" calcext:value-type="float">
            <text:p>0.403291</text:p>
          </table:table-cell>
          <table:table-cell office:value-type="float" office:value="0.334515" calcext:value-type="float">
            <text:p>0.334515</text:p>
          </table:table-cell>
          <table:table-cell office:value-type="float" office:value="0.083723" calcext:value-type="float">
            <text:p>0.083723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1.994404" calcext:value-type="float">
            <text:p>1.994404</text:p>
          </table:table-cell>
          <table:table-cell office:value-type="float" office:value="0.161957" calcext:value-type="float">
            <text:p>0.161957</text:p>
          </table:table-cell>
          <table:table-cell table:number-columns-repeated="4"/>
          <table:table-cell office:value-type="string" calcext:value-type="string">
            <text:p><text:s/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fts To Tarzan's Treehouse</text:p>
          </table:table-cell>
          <table:table-cell office:value-type="float" office:value="2.133637" calcext:value-type="float">
            <text:p>2.133637</text:p>
          </table:table-cell>
          <table:table-cell office:value-type="float" office:value="1.405374" calcext:value-type="float">
            <text:p>1.405374</text:p>
          </table:table-cell>
          <table:table-cell office:value-type="float" office:value="0.083813" calcext:value-type="float">
            <text:p>0.083813</text:p>
          </table:table-cell>
          <table:table-cell office:value-type="float" office:value="0.070273" calcext:value-type="float">
            <text:p>0.070273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4.01758" calcext:value-type="float">
            <text:p>4.01758</text:p>
          </table:table-cell>
          <table:table-cell office:value-type="float" office:value="0.161594" calcext:value-type="float">
            <text:p>0.161594</text:p>
          </table:table-cell>
          <table:table-cell table:number-columns-repeated="4"/>
          <table:table-cell office:value-type="string" calcext:value-type="string">
            <text:p><text:s/>It's a Small World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's a Small World</text:p>
          </table:table-cell>
          <table:table-cell office:value-type="float" office:value="27.728707" calcext:value-type="float">
            <text:p>27.728707</text:p>
          </table:table-cell>
          <table:table-cell office:value-type="float" office:value="7.641938" calcext:value-type="float">
            <text:p>7.641938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.070577" calcext:value-type="float">
            <text:p>0.070577</text:p>
          </table:table-cell>
          <table:table-cell office:value-type="float" office:value="0.013505" calcext:value-type="float">
            <text:p>0.013505</text:p>
          </table:table-cell>
          <table:table-cell office:value-type="float" office:value="9.01121" calcext:value-type="float">
            <text:p>9.01121</text:p>
          </table:table-cell>
          <table:table-cell office:value-type="float" office:value="0.16059" calcext:value-type="float">
            <text:p>0.16059</text:p>
          </table:table-cell>
          <table:table-cell table:number-columns-repeated="4"/>
          <table:table-cell office:value-type="string" calcext:value-type="string">
            <text:p><text:s/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t-Man and The Wasp</text:p>
          </table:table-cell>
          <table:table-cell office:value-type="float" office:value="2.191387" calcext:value-type="float">
            <text:p>2.191387</text:p>
          </table:table-cell>
          <table:table-cell office:value-type="float" office:value="1.357144" calcext:value-type="float">
            <text:p>1.357144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0.013525" calcext:value-type="float">
            <text:p>0.013525</text:p>
          </table:table-cell>
          <table:table-cell office:value-type="float" office:value="4.013759" calcext:value-type="float">
            <text:p>4.013759</text:p>
          </table:table-cell>
          <table:table-cell office:value-type="float" office:value="0.160456" calcext:value-type="float">
            <text:p>0.160456</text:p>
          </table:table-cell>
          <table:table-cell table:number-columns-repeated="4"/>
          <table:table-cell office:value-type="string" calcext:value-type="string">
            <text:p><text:s/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d Hatter Tea Cups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332881" calcext:value-type="float">
            <text:p>0.332881</text:p>
          </table:table-cell>
          <table:table-cell office:value-type="float" office:value="0.083697" calcext:value-type="float">
            <text:p>0.083697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2.006085" calcext:value-type="float">
            <text:p>2.006085</text:p>
          </table:table-cell>
          <table:table-cell office:value-type="float" office:value="0.161754" calcext:value-type="float">
            <text:p>0.161754</text:p>
          </table:table-cell>
          <table:table-cell table:number-columns-repeated="4"/>
          <table:table-cell office:value-type="string" calcext:value-type="string">
            <text:p><text:s/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nderella Carousel</text:p>
          </table:table-cell>
          <table:table-cell office:value-type="float" office:value="1.055945" calcext:value-type="float">
            <text:p>1.055945</text:p>
          </table:table-cell>
          <table:table-cell office:value-type="float" office:value="0.776091" calcext:value-type="float">
            <text:p>0.776091</text:p>
          </table:table-cell>
          <table:table-cell office:value-type="float" office:value="0.083898" calcext:value-type="float">
            <text:p>0.083898</text:p>
          </table:table-cell>
          <table:table-cell office:value-type="float" office:value="0.070359" calcext:value-type="float">
            <text:p>0.070359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3.033253" calcext:value-type="float">
            <text:p>3.033253</text:p>
          </table:table-cell>
          <table:table-cell office:value-type="float" office:value="0.16137" calcext:value-type="float">
            <text:p>0.161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8:07:53.498772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43:26.045063343</meta:creation-date>
    <dc:date>2024-01-22T18:15:59.271360983</dc:date>
    <meta:editing-duration>PT4H55M53S</meta:editing-duration>
    <meta:editing-cycles>10</meta:editing-cycles>
    <meta:generator>LibreOffice/7.6.4.1$Linux_X86_64 LibreOffice_project/60$Build-1</meta:generator>
    <meta:document-statistic meta:table-count="4" meta:cell-count="1191" meta:object-count="0"/>
  </office:meta>
</office:document-meta>
</file>